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58233333333333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6372" table:default-cell-style-name="ce1"/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n° de Licence</text:p>
          </table:table-cell>
          <table:table-cell office:value-type="string" table:style-name="ce1">
            <text:p>Sexe</text:p>
          </table:table-cell>
          <table:table-cell office:value-type="string" table:style-name="ce1">
            <text:p>Nom</text:p>
          </table:table-cell>
          <table:table-cell office:value-type="string" table:style-name="ce1">
            <text:p>Prenom</text:p>
          </table:table-cell>
          <table:table-cell office:value-type="string" table:style-name="ce1">
            <text:p>DateNais</text:p>
          </table:table-cell>
          <table:table-cell office:value-type="string" table:style-name="ce1">
            <text:p>Adresse1</text:p>
          </table:table-cell>
          <table:table-cell office:value-type="string" table:style-name="ce1">
            <text:p>CP</text:p>
          </table:table-cell>
          <table:table-cell office:value-type="string" table:style-name="ce1">
            <text:p>Ville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4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RNARD</text:p>
          </table:table-cell>
          <table:table-cell office:value-type="string" table:style-name="ce1">
            <text:p>GRAND</text:p>
          </table:table-cell>
          <table:table-cell office:value-type="date" office:date-value="1998-07-26T00:00:00" table:style-name="ce2">
            <text:p>26/07/1998</text:p>
          </table:table-cell>
          <table:table-cell office:value-type="string" table:style-name="ce1">
            <text:p>12, avenue Gabriel Péri</text:p>
          </table:table-cell>
          <table:table-cell office:value-type="float" office:value="94450" table:style-name="ce1">
            <text:p>94450</text:p>
          </table:table-cell>
          <table:table-cell office:value-type="string" table:style-name="ce1">
            <text:p>Limeil-Brévannes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34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ERBIER</text:p>
          </table:table-cell>
          <table:table-cell office:value-type="string" table:style-name="ce1">
            <text:p>LUCILLE</text:p>
          </table:table-cell>
          <table:table-cell office:value-type="date" office:date-value="1998-03-24T00:00:00" table:style-name="ce2">
            <text:p>24/03/1998</text:p>
          </table:table-cell>
          <table:table-cell office:value-type="string" table:style-name="ce1">
            <text:p>12, rue de Marron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è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3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RBIER</text:p>
          </table:table-cell>
          <table:table-cell office:value-type="string" table:style-name="ce1">
            <text:p>THEO</text:p>
          </table:table-cell>
          <table:table-cell office:value-type="date" office:date-value="1998-03-24T00:00:00" table:style-name="ce2">
            <text:p>24/03/1998</text:p>
          </table:table-cell>
          <table:table-cell office:value-type="string" table:style-name="ce1">
            <text:p>12, rue de Marron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è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30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CKER</text:p>
          </table:table-cell>
          <table:table-cell office:value-type="string" table:style-name="ce1">
            <text:p>ROMAIN</text:p>
          </table:table-cell>
          <table:table-cell office:value-type="date" office:date-value="1998-03-28T00:00:00" table:style-name="ce2">
            <text:p>28/03/1998</text:p>
          </table:table-cell>
          <table:table-cell office:value-type="string" table:style-name="ce1">
            <text:p>1, rue des Mésanges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è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33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IACQUEL</text:p>
          </table:table-cell>
          <table:table-cell office:value-type="string" table:style-name="ce1">
            <text:p>VERONIQUE</text:p>
          </table:table-cell>
          <table:table-cell office:value-type="date" office:date-value="1962-12-09T00:00:00" table:style-name="ce2">
            <text:p>09/12/1962</text:p>
          </table:table-cell>
          <table:table-cell office:value-type="string" table:style-name="ce1">
            <text:p>27, rue de Santifontaine</text:p>
          </table:table-cell>
          <table:table-cell office:value-type="float" office:value="54000" table:style-name="ce1">
            <text:p>54000</text:p>
          </table:table-cell>
          <table:table-cell office:value-type="string" table:style-name="ce1">
            <text:p>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3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IDELOT</text:p>
          </table:table-cell>
          <table:table-cell office:value-type="string" table:style-name="ce1">
            <text:p>BRIGITTE</text:p>
          </table:table-cell>
          <table:table-cell office:value-type="date" office:date-value="1958-09-20T00:00:00" table:style-name="ce2">
            <text:p>20/09/1958</text:p>
          </table:table-cell>
          <table:table-cell office:value-type="string" table:style-name="ce1">
            <text:p>5, rue des trois épis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è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4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IDELOT</text:p>
          </table:table-cell>
          <table:table-cell office:value-type="string" table:style-name="ce1">
            <text:p>JULIE</text:p>
          </table:table-cell>
          <table:table-cell office:value-type="date" office:date-value="1991-11-30T00:00:00" table:style-name="ce2">
            <text:p>30/11/1991</text:p>
          </table:table-cell>
          <table:table-cell office:value-type="string" table:style-name="ce1">
            <text:p>5, rue des trois épis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è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30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ILLOT</text:p>
          </table:table-cell>
          <table:table-cell office:value-type="string" table:style-name="ce1">
            <text:p>DIDIER</text:p>
          </table:table-cell>
          <table:table-cell office:value-type="date" office:date-value="1962-09-24T00:00:00" table:style-name="ce2">
            <text:p>24/09/1962</text:p>
          </table:table-cell>
          <table:table-cell office:value-type="string" table:style-name="ce1">
            <text:p>6, rue de la Sapinière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è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32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ILLOT</text:p>
          </table:table-cell>
          <table:table-cell office:value-type="string" table:style-name="ce1">
            <text:p>CLAIRE</text:p>
          </table:table-cell>
          <table:table-cell office:value-type="date" office:date-value="1963-06-07T00:00:00" table:style-name="ce2">
            <text:p>07/06/1963</text:p>
          </table:table-cell>
          <table:table-cell office:value-type="string" table:style-name="ce1">
            <text:p>6, rue de la Sapinière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è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25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ILLOT</text:p>
          </table:table-cell>
          <table:table-cell office:value-type="string" table:style-name="ce1">
            <text:p>MARIANNE</text:p>
          </table:table-cell>
          <table:table-cell office:value-type="date" office:date-value="1986-09-28T00:00:00" table:style-name="ce2">
            <text:p>28/09/1986</text:p>
          </table:table-cell>
          <table:table-cell office:value-type="string" table:style-name="ce1">
            <text:p>6, rue de la Sapinière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è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0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INNET</text:p>
          </table:table-cell>
          <table:table-cell office:value-type="string" table:style-name="ce1">
            <text:p>MARIUS</text:p>
          </table:table-cell>
          <table:table-cell office:value-type="date" office:date-value="1997-08-21T00:00:00" table:style-name="ce2">
            <text:p>21/08/1997</text:p>
          </table:table-cell>
          <table:table-cell office:value-type="string" table:style-name="ce1">
            <text:p>12, rue Edouard Grosjean</text:p>
          </table:table-cell>
          <table:table-cell office:value-type="float" office:value="54520" table:style-name="ce1">
            <text:p>54520</text:p>
          </table:table-cell>
          <table:table-cell office:value-type="string" table:style-name="ce1">
            <text:p>Laxou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4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LDI</text:p>
          </table:table-cell>
          <table:table-cell office:value-type="string" table:style-name="ce1">
            <text:p>THOMAS</text:p>
          </table:table-cell>
          <table:table-cell office:value-type="date" office:date-value="1998-09-22T00:00:00" table:style-name="ce2">
            <text:p>22/09/1998</text:p>
          </table:table-cell>
          <table:table-cell office:value-type="string" table:style-name="ce1">
            <text:p>12, rue de Malzéville</text:p>
          </table:table-cell>
          <table:table-cell office:value-type="float" office:value="54000" table:style-name="ce1">
            <text:p>54000</text:p>
          </table:table-cell>
          <table:table-cell office:value-type="string" table:style-name="ce1">
            <text:p>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3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STEL</text:p>
          </table:table-cell>
          <table:table-cell office:value-type="string" table:style-name="ce1">
            <text:p>TIMOTHE</text:p>
          </table:table-cell>
          <table:table-cell office:value-type="date" office:date-value="1998-06-10T00:00:00" table:style-name="ce2">
            <text:p>10/06/1998</text:p>
          </table:table-cell>
          <table:table-cell office:value-type="string" table:style-name="ce1">
            <text:p>26, rue de l'abbé Didelot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è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2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EOLLE</text:p>
          </table:table-cell>
          <table:table-cell office:value-type="string" table:style-name="ce1">
            <text:p>NICOLAS</text:p>
          </table:table-cell>
          <table:table-cell office:value-type="date" office:date-value="1983-04-19T00:00:00" table:style-name="ce2">
            <text:p>19/04/1983</text:p>
          </table:table-cell>
          <table:table-cell office:value-type="string" table:style-name="ce1">
            <text:p>46, rue de l'abbé Didelot</text:p>
          </table:table-cell>
          <table:table-cell office:value-type="float" office:value="54520" table:style-name="ce1">
            <text:p>54520</text:p>
          </table:table-cell>
          <table:table-cell office:value-type="string" table:style-name="ce1">
            <text:p>Laxou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1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ERPION</text:p>
          </table:table-cell>
          <table:table-cell office:value-type="string" table:style-name="ce1">
            <text:p>UGO</text:p>
          </table:table-cell>
          <table:table-cell office:value-type="date" office:date-value="1999-09-24T00:00:00" table:style-name="ce2">
            <text:p>24/09/1999</text:p>
          </table:table-cell>
          <table:table-cell office:value-type="string" table:style-name="ce1">
            <text:p>63, rue Français</text:p>
          </table:table-cell>
          <table:table-cell office:value-type="float" office:value="54000" table:style-name="ce1">
            <text:p>54000</text:p>
          </table:table-cell>
          <table:table-cell office:value-type="string" table:style-name="ce1">
            <text:p>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4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EVOITINE</text:p>
          </table:table-cell>
          <table:table-cell office:value-type="string" table:style-name="ce1">
            <text:p>LOUIS</text:p>
          </table:table-cell>
          <table:table-cell office:value-type="date" office:date-value="1998-03-29T00:00:00" table:style-name="ce2">
            <text:p>29/03/1998</text:p>
          </table:table-cell>
          <table:table-cell office:value-type="string" table:style-name="ce1">
            <text:p>40, rue de la république</text:p>
          </table:table-cell>
          <table:table-cell office:value-type="float" office:value="54320" table:style-name="ce1">
            <text:p>54320</text:p>
          </table:table-cell>
          <table:table-cell office:value-type="string" table:style-name="ce1">
            <text:p>Maxéville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4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OUARNO</text:p>
          </table:table-cell>
          <table:table-cell office:value-type="string" table:style-name="ce1">
            <text:p>TOM</text:p>
          </table:table-cell>
          <table:table-cell office:value-type="date" office:date-value="1999-08-02T00:00:00" table:style-name="ce2">
            <text:p>02/08/1999</text:p>
          </table:table-cell>
          <table:table-cell office:value-type="string" table:style-name="ce1">
            <text:p>168, avenue de Boufflers</text:p>
          </table:table-cell>
          <table:table-cell office:value-type="float" office:value="54000" table:style-name="ce1">
            <text:p>54000</text:p>
          </table:table-cell>
          <table:table-cell office:value-type="string" table:style-name="ce1">
            <text:p>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0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TIN</text:p>
          </table:table-cell>
          <table:table-cell office:value-type="string" table:style-name="ce1">
            <text:p>FLORIAN</text:p>
          </table:table-cell>
          <table:table-cell office:value-type="date" office:date-value="1995-04-15T00:00:00" table:style-name="ce2">
            <text:p>15/04/1995</text:p>
          </table:table-cell>
          <table:table-cell office:value-type="string" table:style-name="ce1">
            <text:p>14 route de Toul</text:p>
          </table:table-cell>
          <table:table-cell office:value-type="float" office:value="54113" table:style-name="ce1">
            <text:p>54113</text:p>
          </table:table-cell>
          <table:table-cell office:value-type="string" table:style-name="ce1">
            <text:p>Blenod les toul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35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PERRIN</text:p>
          </table:table-cell>
          <table:table-cell office:value-type="string" table:style-name="ce1">
            <text:p>ARNAUD</text:p>
          </table:table-cell>
          <table:table-cell office:value-type="date" office:date-value="1982-12-31T00:00:00" table:style-name="ce2">
            <text:p>31/12/1982</text:p>
          </table:table-cell>
          <table:table-cell office:value-type="string" table:style-name="ce1">
            <text:p>40 rue Paul Bert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è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0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PRETRE</text:p>
          </table:table-cell>
          <table:table-cell office:value-type="string" table:style-name="ce1">
            <text:p>BEATRICE</text:p>
          </table:table-cell>
          <table:table-cell office:value-type="date" office:date-value="1998-01-27T00:00:00" table:style-name="ce2">
            <text:p>27/01/1998</text:p>
          </table:table-cell>
          <table:table-cell office:value-type="string" table:style-name="ce1">
            <text:p>26, rue du petit étang</text:p>
          </table:table-cell>
          <table:table-cell office:value-type="float" office:value="54110" table:style-name="ce1">
            <text:p>54110</text:p>
          </table:table-cell>
          <table:table-cell office:value-type="string" table:style-name="ce1">
            <text:p>Buissoncourt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4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UCRICK</text:p>
          </table:table-cell>
          <table:table-cell office:value-type="string" table:style-name="ce1">
            <text:p>AUGUSTIN</text:p>
          </table:table-cell>
          <table:table-cell office:value-type="date" office:date-value="1996-12-03T00:00:00" table:style-name="ce2">
            <text:p>03/12/1996</text:p>
          </table:table-cell>
          <table:table-cell office:value-type="string" table:style-name="ce1">
            <text:p>31, rue du chanoine Pierron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è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39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ARBILLON</text:p>
          </table:table-cell>
          <table:table-cell office:value-type="string" table:style-name="ce1">
            <text:p>GILLES</text:p>
          </table:table-cell>
          <table:table-cell office:value-type="date" office:date-value="1963-07-08T00:00:00" table:style-name="ce2">
            <text:p>08/07/1963</text:p>
          </table:table-cell>
          <table:table-cell office:value-type="string" table:style-name="ce1">
            <text:p>31, avenue de Marron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è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3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ARBILLON</text:p>
          </table:table-cell>
          <table:table-cell office:value-type="string" table:style-name="ce1">
            <text:p>YANN</text:p>
          </table:table-cell>
          <table:table-cell office:value-type="date" office:date-value="1994-03-21T00:00:00" table:style-name="ce2">
            <text:p>21/03/1994</text:p>
          </table:table-cell>
          <table:table-cell office:value-type="string" table:style-name="ce1">
            <text:p>31, avenue de Marron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è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3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GENBACH</text:p>
          </table:table-cell>
          <table:table-cell office:value-type="string" table:style-name="ce1">
            <text:p>CLEMENTINE</text:p>
          </table:table-cell>
          <table:table-cell office:value-type="date" office:date-value="1997-11-26T00:00:00" table:style-name="ce2">
            <text:p>26/11/1997</text:p>
          </table:table-cell>
          <table:table-cell office:value-type="string" table:style-name="ce1">
            <text:p>19, rue de Lavaux</text:p>
          </table:table-cell>
          <table:table-cell office:value-type="float" office:value="54520" table:style-name="ce1">
            <text:p>54520</text:p>
          </table:table-cell>
          <table:table-cell office:value-type="string" table:style-name="ce1">
            <text:p>Laxou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SFELD</text:p>
          </table:table-cell>
          <table:table-cell office:value-type="string" table:style-name="ce1">
            <text:p>AUXANE</text:p>
          </table:table-cell>
          <table:table-cell office:value-type="date" office:date-value="1999-03-08T00:00:00" table:style-name="ce2">
            <text:p>08/03/1999</text:p>
          </table:table-cell>
          <table:table-cell office:value-type="string" table:style-name="ce1">
            <text:p>32, allée de l'observatoire</text:p>
          </table:table-cell>
          <table:table-cell office:value-type="float" office:value="54520" table:style-name="ce1">
            <text:p>54520</text:p>
          </table:table-cell>
          <table:table-cell office:value-type="string" table:style-name="ce1">
            <text:p>Laxou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34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UMERT</text:p>
          </table:table-cell>
          <table:table-cell office:value-type="string" table:style-name="ce1">
            <text:p>ISABELLE</text:p>
          </table:table-cell>
          <table:table-cell office:value-type="date" office:date-value="1976-06-04T00:00:00" table:style-name="ce2">
            <text:p>04/06/1976</text:p>
          </table:table-cell>
          <table:table-cell office:value-type="string" table:style-name="ce1">
            <text:p>4 rue du maréchal Galliéni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è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3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AFIEGLON</text:p>
          </table:table-cell>
          <table:table-cell office:value-type="string" table:style-name="ce1">
            <text:p>CLEMENT</text:p>
          </table:table-cell>
          <table:table-cell office:value-type="date" office:date-value="2002-11-16T00:00:00" table:style-name="ce2">
            <text:p>16/11/2002</text:p>
          </table:table-cell>
          <table:table-cell office:value-type="string" table:style-name="ce1">
            <text:p>62, avenue Paul Déroulède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è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2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AMOINE</text:p>
          </table:table-cell>
          <table:table-cell office:value-type="string" table:style-name="ce1">
            <text:p>GREGOIRE</text:p>
          </table:table-cell>
          <table:table-cell office:value-type="date" office:date-value="1993-07-23T00:00:00" table:style-name="ce2">
            <text:p>23/07/1993</text:p>
          </table:table-cell>
          <table:table-cell office:value-type="string" table:style-name="ce1">
            <text:p>65, rue de la sivrite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è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1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ANIELLE</text:p>
          </table:table-cell>
          <table:table-cell office:value-type="string" table:style-name="ce1">
            <text:p>NICOLAS</text:p>
          </table:table-cell>
          <table:table-cell office:value-type="date" office:date-value="1998-09-02T00:00:00" table:style-name="ce2">
            <text:p>02/09/1998</text:p>
          </table:table-cell>
          <table:table-cell office:value-type="string" table:style-name="ce1">
            <text:p>10, rue des orchidées</text:p>
          </table:table-cell>
          <table:table-cell office:value-type="float" office:value="54600" table:style-name="ce1">
            <text:p>54600</text:p>
          </table:table-cell>
          <table:table-cell office:value-type="string" table:style-name="ce1">
            <text:p>Villers les 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0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IEVIN</text:p>
          </table:table-cell>
          <table:table-cell office:value-type="string" table:style-name="ce1">
            <text:p>NATHAN</text:p>
          </table:table-cell>
          <table:table-cell office:value-type="date" office:date-value="1997-01-24T00:00:00" table:style-name="ce2">
            <text:p>24/01/1997</text:p>
          </table:table-cell>
          <table:table-cell office:value-type="string" table:style-name="ce1">
            <text:p>42, rue de la commanderie</text:p>
          </table:table-cell>
          <table:table-cell office:value-type="float" office:value="54840" table:style-name="ce1">
            <text:p>54840</text:p>
          </table:table-cell>
          <table:table-cell office:value-type="string" table:style-name="ce1">
            <text:p>Sexey les bois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3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TANG</text:p>
          </table:table-cell>
          <table:table-cell office:value-type="string" table:style-name="ce1">
            <text:p>CYPRIEN</text:p>
          </table:table-cell>
          <table:table-cell office:value-type="date" office:date-value="1999-09-30T00:00:00" table:style-name="ce2">
            <text:p>30/09/1999</text:p>
          </table:table-cell>
          <table:table-cell office:value-type="string" table:style-name="ce1">
            <text:p>16, rue de Gerbéviller</text:p>
          </table:table-cell>
          <table:table-cell office:value-type="float" office:value="54000" table:style-name="ce1">
            <text:p>54000</text:p>
          </table:table-cell>
          <table:table-cell office:value-type="string" table:style-name="ce1">
            <text:p>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36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UQUE</text:p>
          </table:table-cell>
          <table:table-cell office:value-type="string" table:style-name="ce1">
            <text:p>ETIENNE</text:p>
          </table:table-cell>
          <table:table-cell office:value-type="date" office:date-value="1951-12-26T00:00:00" table:style-name="ce2">
            <text:p>26/12/1951</text:p>
          </table:table-cell>
          <table:table-cell office:value-type="string" table:style-name="ce1">
            <text:p>1, rue de Normandie</text:p>
          </table:table-cell>
          <table:table-cell office:value-type="float" office:value="54500" table:style-name="ce1">
            <text:p>54500</text:p>
          </table:table-cell>
          <table:table-cell office:value-type="string" table:style-name="ce1">
            <text:p>Vandoeuvre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35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ERNOT</text:p>
          </table:table-cell>
          <table:table-cell office:value-type="string" table:style-name="ce1">
            <text:p>PAUL</text:p>
          </table:table-cell>
          <table:table-cell office:value-type="date" office:date-value="1996-04-26T00:00:00" table:style-name="ce2">
            <text:p>26/04/1996</text:p>
          </table:table-cell>
          <table:table-cell office:value-type="string" table:style-name="ce1">
            <text:p>6, rue Winston Churchill</text:p>
          </table:table-cell>
          <table:table-cell office:value-type="float" office:value="54000" table:style-name="ce1">
            <text:p>54000</text:p>
          </table:table-cell>
          <table:table-cell office:value-type="string" table:style-name="ce1">
            <text:p>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EMILLON</text:p>
          </table:table-cell>
          <table:table-cell office:value-type="string" table:style-name="ce1">
            <text:p>ELIOT</text:p>
          </table:table-cell>
          <table:table-cell office:value-type="date" office:date-value="2001-11-13T00:00:00" table:style-name="ce2">
            <text:p>13/11/2001</text:p>
          </table:table-cell>
          <table:table-cell office:value-type="string" table:style-name="ce1">
            <text:p>3, rue de l'Embanie</text:p>
          </table:table-cell>
          <table:table-cell office:value-type="float" office:value="54520" table:style-name="ce1">
            <text:p>54520</text:p>
          </table:table-cell>
          <table:table-cell office:value-type="string" table:style-name="ce1">
            <text:p>Laxou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1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LBERT</text:p>
          </table:table-cell>
          <table:table-cell office:value-type="string" table:style-name="ce1">
            <text:p>GILLES</text:p>
          </table:table-cell>
          <table:table-cell office:value-type="date" office:date-value="1957-01-03T00:00:00" table:style-name="ce2">
            <text:p>03/01/1957</text:p>
          </table:table-cell>
          <table:table-cell office:value-type="string" table:style-name="ce1">
            <text:p>2 , grande rue</text:p>
          </table:table-cell>
          <table:table-cell office:value-type="float" office:value="54210" table:style-name="ce1">
            <text:p>54210</text:p>
          </table:table-cell>
          <table:table-cell office:value-type="string" table:style-name="ce1">
            <text:p>Azelot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4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ILBERT</text:p>
          </table:table-cell>
          <table:table-cell office:value-type="string" table:style-name="ce1">
            <text:p>LEA</text:p>
          </table:table-cell>
          <table:table-cell office:value-type="date" office:date-value="2000-04-14T00:00:00" table:style-name="ce2">
            <text:p>14/04/2000</text:p>
          </table:table-cell>
          <table:table-cell office:value-type="string" table:style-name="ce1">
            <text:p>1, allée du cénacle</text:p>
          </table:table-cell>
          <table:table-cell office:value-type="float" office:value="54520" table:style-name="ce1">
            <text:p>54520</text:p>
          </table:table-cell>
          <table:table-cell office:value-type="string" table:style-name="ce1">
            <text:p>Laxou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0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ORTEMANN</text:p>
          </table:table-cell>
          <table:table-cell office:value-type="string" table:style-name="ce1">
            <text:p>PIERRE</text:p>
          </table:table-cell>
          <table:table-cell office:value-type="date" office:date-value="1997-10-13T00:00:00" table:style-name="ce2">
            <text:p>13/10/1997</text:p>
          </table:table-cell>
          <table:table-cell office:value-type="string" table:style-name="ce1">
            <text:p>34, rue de Badonviller</text:p>
          </table:table-cell>
          <table:table-cell office:value-type="float" office:value="54000" table:style-name="ce1">
            <text:p>54000</text:p>
          </table:table-cell>
          <table:table-cell office:value-type="string" table:style-name="ce1">
            <text:p>Nancy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3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ZOECKEL</text:p>
          </table:table-cell>
          <table:table-cell office:value-type="string" table:style-name="ce1">
            <text:p>MATHIEU</text:p>
          </table:table-cell>
          <table:table-cell office:value-type="date" office:date-value="2000-06-02T00:00:00" table:style-name="ce2">
            <text:p>02/06/2000</text:p>
          </table:table-cell>
          <table:table-cell office:value-type="string" table:style-name="ce1">
            <text:p>15, rue de la Seille</text:p>
          </table:table-cell>
          <table:table-cell office:value-type="float" office:value="54320" table:style-name="ce1">
            <text:p>54320</text:p>
          </table:table-cell>
          <table:table-cell office:value-type="string" table:style-name="ce1">
            <text:p>Maxéville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1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UEL</text:p>
          </table:table-cell>
          <table:table-cell office:value-type="string" table:style-name="ce1">
            <text:p>STEPHANIE</text:p>
          </table:table-cell>
          <table:table-cell office:value-type="date" office:date-value="1970-09-25T00:00:00" table:style-name="ce2">
            <text:p>25/09/1970</text:p>
          </table:table-cell>
          <table:table-cell office:value-type="string" table:style-name="ce1">
            <text:p>8, sentier de Saint-Arriant</text:p>
          </table:table-cell>
          <table:table-cell office:value-type="float" office:value="54520" table:style-name="ce1">
            <text:p>54520</text:p>
          </table:table-cell>
          <table:table-cell office:value-type="string" table:style-name="ce1">
            <text:p>Laxou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table:style-name="ce1">
            <text:p><text:s/>17 05 40 010 44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ZUERO</text:p>
          </table:table-cell>
          <table:table-cell office:value-type="string" table:style-name="ce1">
            <text:p>THOMAS</text:p>
          </table:table-cell>
          <table:table-cell office:value-type="date" office:date-value="2000-08-14T00:00:00" table:style-name="ce2">
            <text:p>14/08/2000</text:p>
          </table:table-cell>
          <table:table-cell office:value-type="string" table:style-name="ce1">
            <text:p>immeuble Savoie</text:p>
          </table:table-cell>
          <table:table-cell office:value-type="float" office:value="54520" table:style-name="ce1">
            <text:p>54520</text:p>
          </table:table-cell>
          <table:table-cell office:value-type="string" table:style-name="ce1">
            <text:p>Laxou</text:p>
          </table:table-cell>
          <table:table-cell table:number-columns-repeated="16372"/>
        </table:table-row>
        <table:table-row table:number-rows-repeated="1048528" table:style-name="ro1">
          <table:table-cell table:number-columns-repeated="16384"/>
        </table:table-row>
      </table:table>
      <table:database-ranges>
        <table:database-range table:target-range-address="Feuil1.E8:Feuil1.L48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jimtone</meta:initial-creator>
    <dc:creator>Djimtone</dc:creator>
    <meta:creation-date>2023-06-24T21:12:28Z</meta:creation-date>
    <dc:date>2023-06-24T21:13:19Z</dc:date>
  </office:meta>
</office:document-meta>
</file>